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text-properties fo:language="sv" fo:country="SE"/>
    </style:style>
    <style:style style:name="P2" style:family="paragraph" style:parent-style-name="Standard">
      <style:text-properties fo:language="sv" fo:country="SE"/>
    </style:style>
    <style:style style:name="P3" style:family="paragraph" style:parent-style-name="Standard">
      <style:text-properties fo:language="sv" fo:country="SE" officeooo:rsid="0016eac9" officeooo:paragraph-rsid="0016eac9"/>
    </style:style>
    <style:style style:name="P4" style:family="paragraph" style:parent-style-name="Standard">
      <style:text-properties fo:language="sv" fo:country="SE" fo:font-weight="bold" style:font-weight-asian="bold" style:font-weight-complex="bold"/>
    </style:style>
    <style:style style:name="P5" style:family="paragraph" style:parent-style-name="Standard">
      <style:text-properties fo:language="sv" fo:country="SE" fo:font-weight="bold" officeooo:rsid="0016eac9" officeooo:paragraph-rsid="0016eac9" style:font-weight-asian="bold" style:font-weight-complex="bold"/>
    </style:style>
    <style:style style:name="P6" style:family="paragraph" style:parent-style-name="Standard">
      <style:text-properties fo:language="sv" fo:country="SE" fo:font-weight="bold" officeooo:rsid="0016eac9" officeooo:paragraph-rsid="00177c88" style:font-weight-asian="bold" style:font-weight-complex="bold"/>
    </style:style>
    <style:style style:name="P7" style:family="paragraph" style:parent-style-name="Standard">
      <style:text-properties fo:language="sv" fo:country="SE" fo:font-weight="bold" officeooo:rsid="0016eac9" officeooo:paragraph-rsid="00363c7d" style:font-weight-asian="bold" style:font-weight-complex="bold"/>
    </style:style>
    <style:style style:name="P8" style:family="paragraph" style:parent-style-name="Standard">
      <style:text-properties fo:language="sv" fo:country="SE" fo:font-weight="bold" officeooo:rsid="00185019" officeooo:paragraph-rsid="00185019" style:font-weight-asian="bold" style:font-weight-complex="bold"/>
    </style:style>
    <style:style style:name="P9" style:family="paragraph" style:parent-style-name="Standard">
      <style:text-properties fo:language="sv" fo:country="SE" fo:font-weight="bold" officeooo:rsid="001a0a30" officeooo:paragraph-rsid="001a0a30" style:font-weight-asian="bold" style:font-weight-complex="bold"/>
    </style:style>
    <style:style style:name="P10" style:family="paragraph" style:parent-style-name="Standard">
      <style:text-properties fo:language="sv" fo:country="SE" fo:font-weight="bold" officeooo:rsid="001b86fa" officeooo:paragraph-rsid="001b86fa" style:font-weight-asian="bold" style:font-weight-complex="bold"/>
    </style:style>
    <style:style style:name="P11" style:family="paragraph" style:parent-style-name="Standard">
      <style:text-properties fo:language="sv" fo:country="SE" fo:font-weight="bold" officeooo:rsid="00200df4" officeooo:paragraph-rsid="00200df4" style:font-weight-asian="bold" style:font-weight-complex="bold"/>
    </style:style>
    <style:style style:name="P12" style:family="paragraph" style:parent-style-name="Standard">
      <style:text-properties fo:language="sv" fo:country="SE" fo:font-weight="bold" officeooo:rsid="0016301a" officeooo:paragraph-rsid="0016301a" style:font-weight-asian="bold" style:font-weight-complex="bold"/>
    </style:style>
    <style:style style:name="P13" style:family="paragraph" style:parent-style-name="Standard">
      <style:text-properties fo:language="sv" fo:country="SE" fo:font-weight="bold" officeooo:rsid="00220340" officeooo:paragraph-rsid="00220340" style:font-weight-asian="bold" style:font-weight-complex="bold"/>
    </style:style>
    <style:style style:name="P14" style:family="paragraph" style:parent-style-name="Standard">
      <style:text-properties fo:language="sv" fo:country="SE" fo:font-weight="bold" officeooo:rsid="0023d02a" officeooo:paragraph-rsid="0023d02a" style:font-weight-asian="bold" style:font-weight-complex="bold"/>
    </style:style>
    <style:style style:name="P15" style:family="paragraph" style:parent-style-name="Standard">
      <style:text-properties fo:language="sv" fo:country="SE" fo:font-weight="bold" officeooo:rsid="00240701" officeooo:paragraph-rsid="00240701" style:font-weight-asian="bold" style:font-weight-complex="bold"/>
    </style:style>
    <style:style style:name="P16" style:family="paragraph" style:parent-style-name="Standard">
      <style:text-properties fo:language="sv" fo:country="SE" fo:font-weight="bold" officeooo:rsid="00273396" officeooo:paragraph-rsid="00273396" style:font-weight-asian="bold" style:font-weight-complex="bold"/>
    </style:style>
    <style:style style:name="P17" style:family="paragraph" style:parent-style-name="Standard">
      <style:text-properties fo:language="sv" fo:country="SE" fo:font-weight="bold" officeooo:rsid="00487db8" officeooo:paragraph-rsid="00487db8" style:font-weight-asian="bold" style:font-weight-complex="bold"/>
    </style:style>
    <style:style style:name="P18" style:family="paragraph" style:parent-style-name="Standard">
      <style:text-properties fo:language="sv" fo:country="SE" fo:font-weight="bold" officeooo:rsid="00487db8" officeooo:paragraph-rsid="00497c37" style:font-weight-asian="bold" style:font-weight-complex="bold"/>
    </style:style>
    <style:style style:name="P19" style:family="paragraph" style:parent-style-name="Standard">
      <style:text-properties fo:language="sv" fo:country="SE" fo:font-weight="bold" officeooo:rsid="00487db8" officeooo:paragraph-rsid="004a200e" style:font-weight-asian="bold" style:font-weight-complex="bold"/>
    </style:style>
    <style:style style:name="P20" style:family="paragraph" style:parent-style-name="Standard">
      <style:text-properties fo:language="sv" fo:country="SE" fo:font-weight="bold" officeooo:rsid="00487db8" officeooo:paragraph-rsid="004bb0fd" style:font-weight-asian="bold" style:font-weight-complex="bold"/>
    </style:style>
    <style:style style:name="P21" style:family="paragraph" style:parent-style-name="Standard">
      <style:text-properties fo:language="sv" fo:country="SE" fo:font-weight="bold" officeooo:rsid="00487db8" officeooo:paragraph-rsid="004bbd00" style:font-weight-asian="bold" style:font-weight-complex="bold"/>
    </style:style>
    <style:style style:name="P22" style:family="paragraph" style:parent-style-name="Standard">
      <style:text-properties fo:language="sv" fo:country="SE" fo:font-weight="bold" officeooo:rsid="00487db8" officeooo:paragraph-rsid="004d3188" style:font-weight-asian="bold" style:font-weight-complex="bold"/>
    </style:style>
    <style:style style:name="P23" style:family="paragraph" style:parent-style-name="Standard">
      <style:text-properties fo:language="sv" fo:country="SE" fo:font-weight="bold" officeooo:rsid="00487db8" officeooo:paragraph-rsid="004e3a83" style:font-weight-asian="bold" style:font-weight-complex="bold"/>
    </style:style>
    <style:style style:name="P24" style:family="paragraph" style:parent-style-name="Standard">
      <style:text-properties fo:language="sv" fo:country="SE" fo:font-weight="bold" officeooo:rsid="00487db8" officeooo:paragraph-rsid="004e455f" style:font-weight-asian="bold" style:font-weight-complex="bold"/>
    </style:style>
    <style:style style:name="P25" style:family="paragraph" style:parent-style-name="Standard">
      <style:text-properties fo:language="sv" fo:country="SE" fo:font-weight="bold" officeooo:rsid="00487db8" officeooo:paragraph-rsid="004e9634" style:font-weight-asian="bold" style:font-weight-complex="bold"/>
    </style:style>
    <style:style style:name="P26" style:family="paragraph" style:parent-style-name="Standard">
      <style:text-properties fo:language="sv" fo:country="SE" fo:font-weight="normal" officeooo:rsid="00185019" officeooo:paragraph-rsid="00185019" style:font-weight-asian="normal" style:font-weight-complex="normal"/>
    </style:style>
    <style:style style:name="P27" style:family="paragraph" style:parent-style-name="Standard">
      <style:text-properties fo:language="sv" fo:country="SE" fo:font-weight="normal" officeooo:rsid="001a0a30" officeooo:paragraph-rsid="001a0a30" style:font-weight-asian="normal" style:font-weight-complex="normal"/>
    </style:style>
    <style:style style:name="P28" style:family="paragraph" style:parent-style-name="Standard">
      <style:text-properties fo:language="sv" fo:country="SE" fo:font-weight="normal" officeooo:rsid="001b86fa" officeooo:paragraph-rsid="001b86fa" style:font-weight-asian="normal" style:font-weight-complex="normal"/>
    </style:style>
    <style:style style:name="P29" style:family="paragraph" style:parent-style-name="Standard">
      <style:text-properties fo:language="sv" fo:country="SE" fo:font-weight="normal" officeooo:rsid="0016eac9" officeooo:paragraph-rsid="0016eac9" style:font-weight-asian="normal" style:font-weight-complex="normal"/>
    </style:style>
    <style:style style:name="P30" style:family="paragraph" style:parent-style-name="Standard">
      <style:text-properties fo:language="sv" fo:country="SE" fo:font-weight="normal" officeooo:rsid="00220340" officeooo:paragraph-rsid="00220340" style:font-weight-asian="normal" style:font-weight-complex="normal"/>
    </style:style>
    <style:style style:name="P31" style:family="paragraph" style:parent-style-name="Standard">
      <style:text-properties fo:language="sv" fo:country="SE" fo:font-weight="normal" officeooo:rsid="0023d02a" officeooo:paragraph-rsid="0023d02a" style:font-weight-asian="normal" style:font-weight-complex="normal"/>
    </style:style>
    <style:style style:name="P32" style:family="paragraph" style:parent-style-name="Standard">
      <style:text-properties fo:language="sv" fo:country="SE" fo:font-weight="normal" officeooo:rsid="002862d2" officeooo:paragraph-rsid="002862d2" style:font-weight-asian="normal" style:font-weight-complex="normal"/>
    </style:style>
    <style:style style:name="P33" style:family="paragraph" style:parent-style-name="Standard">
      <style:text-properties fo:language="sv" fo:country="SE" fo:font-weight="normal" officeooo:rsid="00200df4" officeooo:paragraph-rsid="00200df4" style:font-weight-asian="normal" style:font-weight-complex="normal"/>
    </style:style>
    <style:style style:name="P34" style:family="paragraph" style:parent-style-name="Standard">
      <style:text-properties fo:language="sv" fo:country="SE" officeooo:rsid="00200df4" officeooo:paragraph-rsid="00200df4"/>
    </style:style>
    <style:style style:name="P35" style:family="paragraph" style:parent-style-name="Standard">
      <style:text-properties fo:language="sv" fo:country="SE" officeooo:rsid="0016301a" officeooo:paragraph-rsid="00352fee"/>
    </style:style>
    <style:style style:name="P36" style:family="paragraph" style:parent-style-name="Standard">
      <style:text-properties officeooo:paragraph-rsid="004a200e"/>
    </style:style>
    <style:style style:name="P37" style:family="paragraph" style:parent-style-name="Standard">
      <style:text-properties officeooo:paragraph-rsid="004bb0fd"/>
    </style:style>
    <style:style style:name="P38" style:family="paragraph" style:parent-style-name="Standard">
      <style:text-properties officeooo:paragraph-rsid="004bbd00"/>
    </style:style>
    <style:style style:name="P39" style:family="paragraph" style:parent-style-name="Standard">
      <style:text-properties officeooo:paragraph-rsid="004d3188"/>
    </style:style>
    <style:style style:name="P40" style:family="paragraph" style:parent-style-name="Standard">
      <style:text-properties officeooo:paragraph-rsid="004e3a83"/>
    </style:style>
    <style:style style:name="P41" style:family="paragraph" style:parent-style-name="Standard">
      <style:text-properties officeooo:paragraph-rsid="004e455f"/>
    </style:style>
    <style:style style:name="P42" style:family="paragraph" style:parent-style-name="Standard">
      <style:text-properties officeooo:paragraph-rsid="0023d02a"/>
    </style:style>
    <style:style style:name="P43" style:family="paragraph" style:parent-style-name="Standard">
      <style:text-properties officeooo:paragraph-rsid="004e9634"/>
    </style:style>
    <style:style style:name="P44" style:family="paragraph" style:parent-style-name="Text_20_body">
      <style:paragraph-properties fo:text-align="end" style:justify-single-word="false"/>
      <style:text-properties fo:language="sv" fo:country="SE" fo:font-weight="bold" officeooo:rsid="002dfca3" officeooo:paragraph-rsid="002dfca3" style:font-weight-asian="bold" style:font-weight-complex="bold"/>
    </style:style>
    <style:style style:name="P45" style:family="paragraph" style:parent-style-name="Text_20_body">
      <style:paragraph-properties fo:text-align="end" style:justify-single-word="false"/>
      <style:text-properties fo:language="sv" fo:country="SE" fo:font-weight="bold" officeooo:rsid="002dfca3" officeooo:paragraph-rsid="00312785" style:font-weight-asian="bold" style:font-weight-complex="bold"/>
    </style:style>
    <style:style style:name="P46" style:family="paragraph" style:parent-style-name="Text_20_body">
      <style:paragraph-properties fo:text-align="end" style:justify-single-word="false"/>
      <style:text-properties fo:language="sv" fo:country="SE"/>
    </style:style>
    <style:style style:name="P47" style:family="paragraph" style:parent-style-name="Text_20_body">
      <style:paragraph-properties fo:text-align="center" style:justify-single-word="false"/>
      <style:text-properties fo:language="sv" fo:country="SE"/>
    </style:style>
    <style:style style:name="P48" style:family="paragraph" style:parent-style-name="Heading_20_1">
      <style:paragraph-properties fo:text-align="center" style:justify-single-word="false"/>
      <style:text-properties fo:language="sv" fo:country="SE"/>
    </style:style>
    <style:style style:name="T1" style:family="text">
      <style:text-properties fo:font-weight="bold" style:font-weight-asian="bold" style:font-weight-complex="bold"/>
    </style:style>
    <style:style style:name="T2" style:family="text">
      <style:text-properties officeooo:rsid="0016eac9"/>
    </style:style>
    <style:style style:name="T3" style:family="text">
      <style:text-properties fo:font-weight="normal" style:font-weight-asian="normal" style:font-weight-complex="normal"/>
    </style:style>
    <style:style style:name="T4" style:family="text">
      <style:text-properties fo:font-weight="normal" officeooo:rsid="00177c88" style:font-weight-asian="normal" style:font-weight-complex="normal"/>
    </style:style>
    <style:style style:name="T5" style:family="text">
      <style:text-properties fo:font-weight="normal" officeooo:rsid="001e28a7" style:font-weight-asian="normal" style:font-weight-complex="normal"/>
    </style:style>
    <style:style style:name="T6" style:family="text">
      <style:text-properties fo:font-weight="normal" officeooo:rsid="00258036" style:font-weight-asian="normal" style:font-weight-complex="normal"/>
    </style:style>
    <style:style style:name="T7" style:family="text">
      <style:text-properties fo:font-weight="normal" officeooo:rsid="002862d2" style:font-weight-asian="normal" style:font-weight-complex="normal"/>
    </style:style>
    <style:style style:name="T8" style:family="text">
      <style:text-properties fo:font-weight="normal" officeooo:rsid="002955a6" style:font-weight-asian="normal" style:font-weight-complex="normal"/>
    </style:style>
    <style:style style:name="T9" style:family="text">
      <style:text-properties fo:font-weight="normal" officeooo:rsid="002c8e2d" style:font-weight-asian="normal" style:font-weight-complex="normal"/>
    </style:style>
    <style:style style:name="T10" style:family="text">
      <style:text-properties fo:font-weight="normal" officeooo:rsid="0037b130" style:font-weight-asian="normal" style:font-weight-complex="normal"/>
    </style:style>
    <style:style style:name="T11" style:family="text">
      <style:text-properties fo:font-weight="normal" officeooo:rsid="004419c5" style:font-weight-asian="normal" style:font-weight-complex="normal"/>
    </style:style>
    <style:style style:name="T12" style:family="text">
      <style:text-properties fo:font-weight="normal" officeooo:rsid="00497c37" style:font-weight-asian="normal" style:font-weight-complex="normal"/>
    </style:style>
    <style:style style:name="T13" style:family="text">
      <style:text-properties fo:font-weight="normal" officeooo:rsid="004a200e" style:font-weight-asian="normal" style:font-weight-complex="normal"/>
    </style:style>
    <style:style style:name="T14" style:family="text">
      <style:text-properties fo:font-weight="normal" officeooo:rsid="004bb0fd" style:font-weight-asian="normal" style:font-weight-complex="normal"/>
    </style:style>
    <style:style style:name="T15" style:family="text">
      <style:text-properties fo:font-weight="normal" officeooo:rsid="004bbd00" style:font-weight-asian="normal" style:font-weight-complex="normal"/>
    </style:style>
    <style:style style:name="T16" style:family="text">
      <style:text-properties fo:font-weight="normal" officeooo:rsid="004d3188" style:font-weight-asian="normal" style:font-weight-complex="normal"/>
    </style:style>
    <style:style style:name="T17" style:family="text">
      <style:text-properties fo:font-weight="normal" officeooo:rsid="004e3a83" style:font-weight-asian="normal" style:font-weight-complex="normal"/>
    </style:style>
    <style:style style:name="T18" style:family="text">
      <style:text-properties fo:font-weight="normal" officeooo:rsid="004e455f" style:font-weight-asian="normal" style:font-weight-complex="normal"/>
    </style:style>
    <style:style style:name="T19" style:family="text">
      <style:text-properties fo:font-weight="normal" officeooo:rsid="004e9634" style:font-weight-asian="normal" style:font-weight-complex="normal"/>
    </style:style>
    <style:style style:name="T20" style:family="text">
      <style:text-properties fo:font-weight="normal" officeooo:rsid="0023d02a" style:font-weight-asian="normal" style:font-weight-complex="normal"/>
    </style:style>
    <style:style style:name="T21" style:family="text">
      <style:text-properties officeooo:rsid="00177c88"/>
    </style:style>
    <style:style style:name="T22" style:family="text">
      <style:text-properties officeooo:rsid="001a0a30"/>
    </style:style>
    <style:style style:name="T23" style:family="text">
      <style:text-properties officeooo:rsid="0023d02a"/>
    </style:style>
    <style:style style:name="T24" style:family="text">
      <style:text-properties officeooo:rsid="002df9ef"/>
    </style:style>
    <style:style style:name="T25" style:family="text">
      <style:text-properties officeooo:rsid="00335d94"/>
    </style:style>
    <style:style style:name="T26" style:family="text">
      <style:text-properties officeooo:rsid="00352fee"/>
    </style:style>
    <style:style style:name="T27" style:family="text">
      <style:text-properties fo:language="sv" fo:country="SE" fo:font-weight="bold" officeooo:rsid="00487db8" style:font-weight-asian="bold" style:font-weight-complex="bold"/>
    </style:style>
    <style:style style:name="T28" style:family="text">
      <style:text-properties fo:language="sv" fo:country="SE" fo:font-weight="bold" officeooo:rsid="0023d02a" style:font-weight-asian="bold" style:font-weight-complex="bold"/>
    </style:style>
    <style:style style:name="T29" style:family="text">
      <style:text-properties fo:language="sv" fo:country="SE" fo:font-weight="normal" officeooo:rsid="004a200e" style:font-weight-asian="normal" style:font-weight-complex="normal"/>
    </style:style>
    <style:style style:name="T30" style:family="text">
      <style:text-properties fo:language="sv" fo:country="SE" fo:font-weight="normal" officeooo:rsid="004bb0fd" style:font-weight-asian="normal" style:font-weight-complex="normal"/>
    </style:style>
    <style:style style:name="T31" style:family="text">
      <style:text-properties fo:language="sv" fo:country="SE" fo:font-weight="normal" officeooo:rsid="004bbd00" style:font-weight-asian="normal" style:font-weight-complex="normal"/>
    </style:style>
    <style:style style:name="T32" style:family="text">
      <style:text-properties fo:language="sv" fo:country="SE" fo:font-weight="normal" officeooo:rsid="004d3188" style:font-weight-asian="normal" style:font-weight-complex="normal"/>
    </style:style>
    <style:style style:name="T33" style:family="text">
      <style:text-properties fo:language="sv" fo:country="SE" fo:font-weight="normal" officeooo:rsid="004e3a83" style:font-weight-asian="normal" style:font-weight-complex="normal"/>
    </style:style>
    <style:style style:name="T34" style:family="text">
      <style:text-properties fo:language="sv" fo:country="SE" fo:font-weight="normal" officeooo:rsid="004e455f" style:font-weight-asian="normal" style:font-weight-complex="normal"/>
    </style:style>
    <style:style style:name="T35" style:family="text">
      <style:text-properties fo:language="sv" fo:country="SE" fo:font-weight="normal" officeooo:rsid="0023d02a" style:font-weight-asian="normal" style:font-weight-complex="normal"/>
    </style:style>
    <style:style style:name="T36" style:family="text">
      <style:text-properties fo:language="sv" fo:country="SE" fo:font-weight="normal" officeooo:rsid="004e9634" style:font-weight-asian="normal" style:font-weight-complex="normal"/>
    </style:style>
    <style:style style:name="T37" style:family="text">
      <style:text-properties officeooo:rsid="004419c5"/>
    </style:style>
    <style:style style:name="T38" style:family="text">
      <style:text-properties officeooo:rsid="0051890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h text:style-name="P1" text:outline-level="1"/>
      <text:h text:style-name="P1" text:outline-level="1"/>
      <text:h text:style-name="P1" text:outline-level="1"/>
      <text:h text:style-name="P1" text:outline-level="1"/>
      <text:h text:style-name="P1" text:outline-level="1">Uppgift 1, Planera dina studier samt en presentation av dig själv</text:h>
      <text:h text:style-name="P1" text:outline-level="1"><text:s/></text:h>
      <text:p text:style-name="P47"/>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rmin:<text:span text:style-name="T3"> HT20</text:span></text:p>
      <text:p text:style-name="P44">Kurs: <text:span text:style-name="T3">Linux som utvecklingsmiljö </text:span></text:p>
      <text:p text:style-name="P44"><text:soft-page-break/>Student: <text:span text:style-name="T3">Fredrik Strömbäck, 19920823-1556</text:span></text:p>
      <text:p text:style-name="P46"/>
      <text:p text:style-name="P2"/>
      <text:p text:style-name="P4"/>
      <text:p text:style-name="P2"><text:span text:style-name="T1">A.</text:span><text:line-break/><text:span text:style-name="T1">Tänk igenom och beskriv de konsekvenser som en helt webbaserad kurs ställer på dig. Hur påverkar det dig och dina studier? Ställer det andra krav på dig som student jämfört med "normala" campuskurser?</text:span></text:p>
      <text:p text:style-name="P12"/>
      <text:p text:style-name="P12">Svar:</text:p>
      <text:p text:style-name="P35">De stora konsekvenser som blir med en helt webbbaserad kurs är till största del att lära mig mer på egen hand. Att lära sig C kommer absolut bli den största utmaningen. Att göra detta det helt på egen hand kommer kräva större disciplin än vad det hade gjort med en campuskurs där man har som rutin att gå till campus och sitta med övningsuppgifter och föreläsningar. Jag kommer alltså få lägga upp en helt egen studieplan med övningsuppgifter och examinationsuppgifter. Även leta upp informationen som krävs för att lösa dess<text:span text:style-name="T26">a</text:span>. <text:span text:style-name="T2">Även att inte kunna diskutera med kurskamrater på samma sätt som man vanligtvis gör på campus kommer också göra denna kurs mer utmanande.</text:span></text:p>
      <text:p text:style-name="P2"/>
      <text:p text:style-name="P2"/>
      <text:p text:style-name="P2"><text:span text:style-name="T1">B.</text:span><text:line-break/><text:span text:style-name="T1">Titta igenom kursen och se om det är några avsnitt som verkar mer eller mindre svåra.Finns det helt nya ämnesområden och finns det några områden som du väl känner till sen tidigare? Hur lång tid tror du att du kommer att behöva lägga på de olika delarna?</text:span></text:p>
      <text:p text:style-name="P2"/>
      <text:p text:style-name="P5">Svar:</text:p>
      <text:p text:style-name="P32">Jag kommer satsa på att bli klar med denna kurs under en <text:span text:style-name="T24">10</text:span> veckors period, men kommer plugga annat under tiden och eventuellt jobba lite, så chansen finns att jag kommer få dra ut på kursen till den 20 veckors period som det finns möjlighet till att läsa <text:span text:style-name="T25">kursen under</text:span>.</text:p>
      <text:p text:style-name="P5"/>
      <text:p text:style-name="P15">1 dag = <text:span text:style-name="T9">Minst </text:span><text:span text:style-name="T3">4 timmars aktivt arbete, </text:span><text:span text:style-name="T8">då det är en 50% kurs.</text:span></text:p>
      <text:p text:style-name="P15">1 vecka = <text:span text:style-name="T3">5 </text:span><text:span text:style-name="T6">arbets</text:span><text:span text:style-name="T3">dagar.</text:span></text:p>
      <text:p text:style-name="P5"/>
      <text:p text:style-name="P5">Praktiskt kring kursen</text:p>
      <text:p text:style-name="P3">Detta är ett avsnitt som inte innehåller så mycket nytt att lära sig utan bara information om kursen i sig. <text:span text:style-name="T37">Så gäller bara att registrera sig och fixa allt praktiskt runt kursen.</text:span></text:p>
      <text:p text:style-name="P7"><text:span text:style-name="T21">Betänkt t</text:span>id:<text:span text:style-name="T3"> </text:span><text:span text:style-name="T11">4</text:span><text:span text:style-name="T3"> dag</text:span><text:span text:style-name="T11">ar</text:span><text:span text:style-name="T3">.</text:span></text:p>
      <text:p text:style-name="P17">Start: <text:span text:style-name="T3">31/8</text:span></text:p>
      <text:p text:style-name="P17">Beräknad klar: <text:span text:style-name="T3">3/9</text:span></text:p>
      <text:p text:style-name="P29"/>
      <text:p text:style-name="P5">Grundläggande Linux</text:p>
      <text:p text:style-name="P6"><text:span text:style-name="T3">Detta avsnitt kommer inte vara några större svårigheter heller. Det enda som jag inte känner igen sen tidigare i detta avsnitt är ”pipor och att rikta strömmar”. </text:span><text:span text:style-name="T4">Även i ”processer” fanns det lite nya grejer jag kommer lägga lite tid på att lära mig. De andra delarna i detta avsnitt har jag träffat på tidigare i mina studier och känner igen det mesta.</text:span></text:p>
      <text:p text:style-name="P6"><text:span text:style-name="T21">Betänkt tid:</text:span><text:span text:style-name="T4"> </text:span><text:span text:style-name="T5">3</text:span><text:span text:style-name="T4"> dagar</text:span><text:span text:style-name="T10">.</text:span> </text:p>
      <text:p text:style-name="P18">Start: <text:span text:style-name="T12">4/9</text:span></text:p>
      <text:p text:style-name="P18">Beräknad klar: <text:span text:style-name="T12">6/9</text:span></text:p>
      <text:p text:style-name="P6"/>
      <text:p text:style-name="P8">Kompilering &amp; Länkning</text:p>
      <text:p text:style-name="P26"><text:soft-page-break/>Detta avsnitt kommer jag få lägga en hel del på att lära mig programmeringsspråket C för att kunna lösa uppgiften. C är nästan helt nytt för mig vilket då innebär att mycket av tiden kommer att gå åt bara för att lära mig detta bättre. <text:span text:style-name="T22">Även make och makefile är något jag har använt ytterst lite.</text:span></text:p>
      <text:p text:style-name="P9">Betänkt tid: <text:span text:style-name="T3">1 vecka.</text:span></text:p>
      <text:p text:style-name="P36"><text:span text:style-name="T27">Start: </text:span><text:span text:style-name="T29">7/9</text:span></text:p>
      <text:p text:style-name="P19">Beräknad klar:<text:span text:style-name="T3"> </text:span><text:span text:style-name="T13">1</text:span><text:span text:style-name="T3">3/9</text:span></text:p>
      <text:p text:style-name="P9"/>
      <text:p text:style-name="P9">Script</text:p>
      <text:p text:style-name="P27">Jag har tidigare använt mig av lättare Bash-script och lättare reguljära-uttryck vilket <text:span text:style-name="T38">troligtvis </text:span>kommer underlätta detta avsnitt avsevärt. Men för att fördjupa mig lite mer i detta väljer jag att lägga lite mer tid än nödvändigt.</text:p>
      <text:p text:style-name="P9">Betänkt tid: <text:span text:style-name="T3">4 dagar.</text:span></text:p>
      <text:p text:style-name="P37"><text:span text:style-name="T27">Start: </text:span><text:span text:style-name="T30">14</text:span><text:span text:style-name="T29">/9</text:span></text:p>
      <text:p text:style-name="P20">Beräknad klar:<text:span text:style-name="T3"> </text:span><text:span text:style-name="T14">17</text:span><text:span text:style-name="T3">/9</text:span></text:p>
      <text:p text:style-name="P27"/>
      <text:p text:style-name="P10">Git</text:p>
      <text:p text:style-name="P28">Git är ett verktyg jag har använt sen dag ett i mina studier och känner mig väldigt bekväm med grunderna här. Detta avsnitt kommer alltså inte ta så lång tid att gå igenom.</text:p>
      <text:p text:style-name="P10">Betänkt tid: <text:span text:style-name="T3">1 dag.</text:span></text:p>
      <text:p text:style-name="P38"><text:span text:style-name="T27">Start: </text:span><text:span text:style-name="T31">18</text:span><text:span text:style-name="T29">/9</text:span></text:p>
      <text:p text:style-name="P21">Beräknad klar:<text:span text:style-name="T3"> </text:span><text:span text:style-name="T15">18</text:span><text:span text:style-name="T3">/9</text:span></text:p>
      <text:p text:style-name="P27"/>
      <text:p text:style-name="P11">Bibliotek</text:p>
      <text:p text:style-name="P34">Förhoppningsvis är jag mer bekväm med C vid det här laget och kan fokusera mer på att lära mig om biblioteken. Men detta avsnitt kommer nog ändå tar lite lägre tid då vi ska sammarbeta med andra studenter här, vilket kan försvåra själva processen.</text:p>
      <text:p text:style-name="P34"><text:span text:style-name="T1">Betänkt tid:</text:span> <text:span text:style-name="T3">2 veckor.</text:span></text:p>
      <text:p text:style-name="P39"><text:span text:style-name="T27">Start: </text:span><text:span text:style-name="T32">21</text:span><text:span text:style-name="T29">/9</text:span></text:p>
      <text:p text:style-name="P22">Beräknad klar:<text:span text:style-name="T3"> </text:span><text:span text:style-name="T16">4/10</text:span></text:p>
      <text:p text:style-name="P33"/>
      <text:p text:style-name="P13">Utvecklingsverktyg</text:p>
      <text:p text:style-name="P30">Detta avsnitt kommmer nog också ta lite längre tid då det enda jag känner igen sen tidigare här är ”Tar”-delen. Men kan förhoppningsvis lära mig rätt fort här då jag använt andra debuggers och därigenom använt breakpoints tidigare.</text:p>
      <text:p text:style-name="P13">Betänkt tid: <text:span text:style-name="T3">1 vecka.</text:span></text:p>
      <text:p text:style-name="P40"><text:span text:style-name="T27">Start: </text:span><text:span text:style-name="T33">5/10</text:span></text:p>
      <text:p text:style-name="P23">Beräknad klar:<text:span text:style-name="T3"> </text:span><text:span text:style-name="T17">11/10</text:span></text:p>
      <text:p text:style-name="P13"/>
      <text:p text:style-name="P13">Grafikbibliotek</text:p>
      <text:p text:style-name="P30">Qt har jag hört talas om tidigare men inte något jag utvecklat i. <text:span text:style-name="T23">Och som ni skriver i kraven så ska det skrivas i C++ vilket är nytt för mig just nu, men som jag förhoppningsvis blivit mer bekväm med när jag når detta avsnitt.</text:span></text:p>
      <text:p text:style-name="P14">Betänkt tid:<text:span text:style-name="T3"> 2 veckor.</text:span></text:p>
      <text:p text:style-name="P41"><text:span text:style-name="T27">Start: </text:span><text:span text:style-name="T34">12/10</text:span></text:p>
      <text:p text:style-name="P24">Beräknad klar<text:span text:style-name="T3">: </text:span><text:span text:style-name="T18">25/10</text:span></text:p>
      <text:p text:style-name="P13"/>
      <text:p text:style-name="P13">Knyter vi ihop säcken med att paketera allt</text:p>
      <text:p text:style-name="P31">Att paketera mjukvara är också nytt för mig så detta avsnitt kommer ta mycket tid för mig också.</text:p>
      <text:p text:style-name="P42"><text:span text:style-name="T28">Betänkt tid: </text:span><text:span text:style-name="T36">1 vecka</text:span><text:span text:style-name="T35">,.</text:span></text:p>
      <text:p text:style-name="P43"><text:span text:style-name="T27">Start: </text:span><text:span text:style-name="T36">26/10</text:span></text:p>
      <text:p text:style-name="P25"><text:span text:style-name="T23">Beräknad klar: </text:span><text:span text:style-name="T19">01</text:span><text:span text:style-name="T20">/</text:span><text:span text:style-name="T19">11</text:span></text:p>
      <text:p text:style-name="P4"/>
      <text:p text:style-name="P4"><text:soft-page-break/></text:p>
      <text:p text:style-name="P4"/>
      <text:p text:style-name="P4"/>
      <text:p text:style-name="P4"/>
      <text:p text:style-name="P4">C.<text:line-break/>Skriv en kort presentation av dig själv med fokus mot din erfarenhet av Linux och programmering.</text:p>
      <text:p text:style-name="P2"/>
      <text:p text:style-name="P16">Svar:</text:p>
      <text:p text:style-name="P16"><text:span text:style-name="T3">Mitt namn är Fredrik Strömbäck och har precis påbörjat tredje året av Webbprogrammerar- utbildningen på Linnéuniversitetet i Kalmar. Jag har under min utbildning kodat mestadels i Javascript men även i PHP, Java och C#. Jag </text:span><text:span text:style-name="T7">har </text:span><text:span text:style-name="T3">i min utbildning och även utanför stött på Linux-servrar och känner att det är dags att fördjupa mina kunskaper gällande detta. De servrar jag har stött på har kört någon version av Ubuntu. Men sedan ett år tillbaka har jag uteslutande kört något Linux-distro på mina datorer hemma. Jag har då kört Ubuntu, Fedora, Raspbian, POP!_OS och idag kör jag Linux Mint som jag fastnat fö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3T13:51:54.698124932</meta:creation-date>
    <dc:date>2020-09-07T14:43:48.149035467</dc:date>
    <meta:editing-duration>PT1H8M25S</meta:editing-duration>
    <meta:editing-cycles>52</meta:editing-cycles>
    <meta:generator>LibreOffice/6.4.5.2$Linux_X86_64 LibreOffice_project/40$Build-2</meta:generator>
    <meta:document-statistic meta:table-count="0" meta:image-count="0" meta:object-count="0" meta:page-count="4" meta:paragraph-count="61" meta:word-count="874" meta:character-count="5003" meta:non-whitespace-character-count="4186"/>
  </office:meta>
</office:document-meta>
</file>